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rtaNovaTexte" svg:font-family="CartaNovaTexte, serif"/>
    <style:font-face style:name="OpenSymbol" svg:font-family="OpenSymbol"/>
    <style:font-face style:name="Wingdings" svg:font-family="Wingdings"/>
    <style:font-face style:name="apple-system" svg:font-family="apple-system, BlinkMacSystemFont, 'Segoe UI', Helvetica, Arial, sans-serif, 'Apple Color Emoji', 'Segoe UI Emoji', 'Segoe UI Symbol'"/>
    <style:font-face style:name="Times New Roman1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496cm" style:rel-column-width="25043*"/>
    </style:style>
    <style:style style:name="Tableau1.B" style:family="table-column">
      <style:table-column-properties style:column-width="10.504cm" style:rel-column-width="4049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96cm" style:rel-column-width="25043*"/>
    </style:style>
    <style:style style:name="Tableau2.B" style:family="table-column">
      <style:table-column-properties style:column-width="10.504cm" style:rel-column-width="4049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use-window-font-color="true" style:font-name="Times New Roman1" fo:font-weight="normal" officeooo:rsid="00061b9f" officeooo:paragraph-rsid="0013ed2c" fo:background-color="transparent" style:font-weight-asian="normal" style:font-weight-complex="normal"/>
    </style:style>
    <style:style style:name="P2" style:family="paragraph" style:parent-style-name="Standard">
      <style:text-properties style:use-window-font-color="true" style:font-name="Times New Roman1" fo:font-weight="bold" officeooo:rsid="00061b9f" officeooo:paragraph-rsid="0013ed2c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font-weight="bold" officeooo:paragraph-rsid="0013ed2c" fo:background-color="transparent" style:font-weight-asian="bold" style:font-weight-complex="bold"/>
    </style:style>
    <style:style style:name="P4" style:family="paragraph" style:parent-style-name="Standard">
      <style:text-properties style:use-window-font-color="true" style:font-name="Times New Roman" fo:font-weight="bold" officeooo:rsid="00061b9f" officeooo:paragraph-rsid="0013ed2c" fo:background-color="transparent" style:font-weight-asian="bold" style:font-weight-complex="bold"/>
    </style:style>
    <style:style style:name="P5" style:family="paragraph" style:parent-style-name="Standard">
      <style:text-properties style:use-window-font-color="true" style:font-name="Times New Roman" fo:font-weight="bold" officeooo:rsid="00061b9f" officeooo:paragraph-rsid="0019b84b" fo:background-color="transparent" style:font-weight-asian="bold" style:font-weight-complex="bold"/>
    </style:style>
    <style:style style:name="P6" style:family="paragraph" style:parent-style-name="Standard">
      <style:text-properties style:use-window-font-color="true" style:font-name="Times New Roman" fo:font-weight="bold" officeooo:paragraph-rsid="0013ed2c" fo:background-color="transparent" style:font-weight-asian="bold" style:font-weight-complex="bold"/>
    </style:style>
    <style:style style:name="P7" style:family="paragraph" style:parent-style-name="Standard">
      <style:text-properties style:use-window-font-color="true" style:font-name="Times New Roman" fo:font-weight="bold" officeooo:rsid="00002463" officeooo:paragraph-rsid="0015a57f" fo:background-color="transparent" style:font-weight-asian="bold" style:font-weight-complex="bold"/>
    </style:style>
    <style:style style:name="P8" style:family="paragraph" style:parent-style-name="Standard">
      <style:text-properties style:use-window-font-color="true" style:font-name="Times New Roman" fo:font-weight="bold" officeooo:paragraph-rsid="0015a57f" fo:background-color="transparent" style:font-weight-asian="bold" style:font-weight-complex="bold"/>
    </style:style>
    <style:style style:name="P9" style:family="paragraph" style:parent-style-name="Standard">
      <style:text-properties style:use-window-font-color="true" style:font-name="Times New Roman" fo:font-weight="bold" officeooo:rsid="0015a57f" officeooo:paragraph-rsid="0013ed2c" fo:background-color="transparent" style:font-weight-asian="bold" style:font-weight-complex="bold"/>
    </style:style>
    <style:style style:name="P10" style:family="paragraph" style:parent-style-name="Standard">
      <style:text-properties style:use-window-font-color="true" style:font-name="Times New Roman" fo:font-weight="bold" officeooo:paragraph-rsid="0018403b" fo:background-color="transparent" style:font-weight-asian="bold" style:font-weight-complex="bold"/>
    </style:style>
    <style:style style:name="P11" style:family="paragraph" style:parent-style-name="Standard">
      <style:text-properties style:use-window-font-color="true" style:font-name="Times New Roman" fo:font-weight="bold" officeooo:rsid="00207948" officeooo:paragraph-rsid="00207948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style:font-name="Times New Roman" fo:font-weight="normal" officeooo:rsid="00061b9f" officeooo:paragraph-rsid="0013ed2c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style:font-name="Times New Roman" fo:font-weight="normal" officeooo:rsid="00061b9f" officeooo:paragraph-rsid="0019b84b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style:font-name="Times New Roman" fo:font-weight="normal" officeooo:paragraph-rsid="0013ed2c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style:font-name="Times New Roman" fo:font-weight="normal" officeooo:rsid="00123777" officeooo:paragraph-rsid="0013ed2c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style:font-name="Times New Roman" fo:font-weight="normal" officeooo:rsid="0015a57f" officeooo:paragraph-rsid="0015a57f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style:font-name="Times New Roman" fo:font-weight="normal" officeooo:rsid="0015a57f" officeooo:paragraph-rsid="0013ed2c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style:font-name="Times New Roman" fo:font-weight="normal" officeooo:rsid="0015a57f" officeooo:paragraph-rsid="0019b84b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style:font-name="Times New Roman" fo:font-weight="normal" officeooo:paragraph-rsid="0015a57f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style:font-name="Times New Roman" fo:font-weight="normal" officeooo:paragraph-rsid="0018403b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style:font-name="Times New Roman" fo:font-weight="normal" officeooo:rsid="00207948" officeooo:paragraph-rsid="00207948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style:font-name="Times New Roman" fo:font-weight="normal" officeooo:rsid="0018403b" officeooo:paragraph-rsid="0018403b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style:font-name="Times New Roman" fo:font-weight="normal" officeooo:rsid="0018403b" officeooo:paragraph-rsid="0013ed2c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style:font-name="Times New Roman" fo:font-weight="normal" officeooo:rsid="000886e7" officeooo:paragraph-rsid="0013ed2c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style:font-name="Times New Roman" fo:font-weight="normal" officeooo:rsid="00061b9f" officeooo:paragraph-rsid="0013ed2c" fo:background-color="#ffb66c" style:font-weight-asian="normal" style:font-weight-complex="normal"/>
    </style:style>
    <style:style style:name="P26" style:family="paragraph" style:parent-style-name="Standard">
      <style:text-properties style:use-window-font-color="true" style:font-name="Times New Roman" fo:font-weight="normal" officeooo:paragraph-rsid="0013ed2c" fo:background-color="#ffff00" style:font-weight-asian="normal" style:font-weight-complex="normal"/>
    </style:style>
    <style:style style:name="P27" style:family="paragraph" style:parent-style-name="Standard">
      <style:text-properties style:use-window-font-color="true" style:font-name="Times New Roman" style:text-underline-style="none" fo:font-weight="normal" officeooo:rsid="000886e7" officeooo:paragraph-rsid="0013ed2c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style:font-name="Times New Roman" style:text-underline-style="none" fo:font-weight="normal" officeooo:rsid="0022d0dd" officeooo:paragraph-rsid="0022d0dd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style:font-name="Times New Roman" fo:language="en" fo:country="US" officeooo:paragraph-rsid="0015a57f" fo:background-color="transparent"/>
    </style:style>
    <style:style style:name="P30" style:family="paragraph" style:parent-style-name="Standard">
      <style:text-properties style:use-window-font-color="true" style:font-name="Times New Roman" officeooo:paragraph-rsid="0015a57f" fo:background-color="transparent"/>
    </style:style>
    <style:style style:name="P31" style:family="paragraph" style:parent-style-name="Standard">
      <style:text-properties style:use-window-font-color="true" style:font-name="Times New Roman" officeooo:rsid="00207948" officeooo:paragraph-rsid="001b6b63"/>
    </style:style>
    <style:style style:name="P32" style:family="paragraph" style:parent-style-name="Standard">
      <style:text-properties fo:color="#158466" style:font-name="Times New Roman" fo:font-weight="bold" officeooo:rsid="0018403b" officeooo:paragraph-rsid="0013ed2c" fo:background-color="transparent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text-transform="uppercase" fo:color="#800080" style:font-name="Times New Roman" fo:font-size="16pt" fo:font-weight="bold" officeooo:rsid="000886e7" officeooo:paragraph-rsid="0013ed2c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e16173" style:font-name="Times New Roman" fo:language="en" fo:country="US" fo:font-weight="bold" officeooo:paragraph-rsid="0013ed2c" fo:background-color="transparent" style:font-weight-asian="bold" style:font-weight-complex="bold"/>
    </style:style>
    <style:style style:name="P35" style:family="paragraph" style:parent-style-name="Standard">
      <style:text-properties fo:color="#e16173" style:font-name="Times New Roman" fo:font-weight="bold" officeooo:paragraph-rsid="0013ed2c" style:font-weight-asian="bold" style:font-weight-complex="bold"/>
    </style:style>
    <style:style style:name="P36" style:family="paragraph" style:parent-style-name="Standard">
      <style:text-properties fo:color="#ff0000" style:font-name="Times New Roman" style:text-underline-style="solid" style:text-underline-width="auto" style:text-underline-color="font-color" fo:font-weight="bold" officeooo:rsid="000886e7" officeooo:paragraph-rsid="0013ed2c" fo:background-color="transparent" style:font-weight-asian="bold" style:font-weight-complex="bold"/>
    </style:style>
    <style:style style:name="P37" style:family="paragraph" style:parent-style-name="Standard">
      <style:text-properties fo:color="#ff0000" style:font-name="Times New Roman" style:text-underline-style="solid" style:text-underline-width="auto" style:text-underline-color="font-color" fo:font-weight="bold" officeooo:rsid="000886e7" officeooo:paragraph-rsid="0025c048" fo:background-color="transparent" style:font-weight-asian="bold" style:font-weight-complex="bold"/>
    </style:style>
    <style:style style:name="P38" style:family="paragraph" style:parent-style-name="Standard">
      <style:text-properties fo:color="#ff0000" style:font-name="Times New Roman" style:text-underline-style="solid" style:text-underline-width="auto" style:text-underline-color="font-color" fo:font-weight="bold" officeooo:rsid="00061b9f" officeooo:paragraph-rsid="0013ed2c" fo:background-color="transparent" style:font-weight-asian="bold" style:font-weight-complex="bold"/>
    </style:style>
    <style:style style:name="P39" style:family="paragraph" style:parent-style-name="Standard">
      <style:text-properties fo:color="#ff0000" style:font-name="Times New Roman" style:text-underline-style="solid" style:text-underline-width="auto" style:text-underline-color="font-color" fo:font-weight="bold" officeooo:rsid="00123777" officeooo:paragraph-rsid="0013ed2c" fo:background-color="transparent" style:font-weight-asian="bold" style:font-weight-complex="bold"/>
    </style:style>
    <style:style style:name="P40" style:family="paragraph" style:parent-style-name="Standard">
      <style:text-properties fo:color="#ff0000" style:font-name="Times New Roman" style:text-underline-style="solid" style:text-underline-width="auto" style:text-underline-color="font-color" fo:font-weight="bold" officeooo:paragraph-rsid="0013ed2c" fo:background-color="transparent" style:font-weight-asian="bold" style:font-weight-complex="bold"/>
    </style:style>
    <style:style style:name="P41" style:family="paragraph" style:parent-style-name="Standard">
      <style:text-properties style:font-name="Times New Roman" fo:font-weight="bold" officeooo:paragraph-rsid="0013ed2c" style:font-weight-asian="bold" style:font-weight-complex="bold"/>
    </style:style>
    <style:style style:name="P42" style:family="paragraph" style:parent-style-name="Standard">
      <style:text-properties style:font-name="Times New Roman" officeooo:paragraph-rsid="0013ed2c"/>
    </style:style>
    <style:style style:name="P43" style:family="paragraph" style:parent-style-name="Standard">
      <style:text-properties style:font-name="Times New Roman" officeooo:rsid="00002463" officeooo:paragraph-rsid="0015a57f"/>
    </style:style>
    <style:style style:name="P44" style:family="paragraph" style:parent-style-name="Standard">
      <style:text-properties style:font-name="Times New Roman" officeooo:rsid="00002463" officeooo:paragraph-rsid="00162655"/>
    </style:style>
    <style:style style:name="P45" style:family="paragraph" style:parent-style-name="Standard">
      <style:text-properties style:font-name="Times New Roman" officeooo:rsid="0003ac5e" officeooo:paragraph-rsid="0015a57f"/>
    </style:style>
    <style:style style:name="P46" style:family="paragraph" style:parent-style-name="Standard">
      <style:text-properties style:font-name="Times New Roman" officeooo:paragraph-rsid="0015a57f"/>
    </style:style>
    <style:style style:name="P47" style:family="paragraph" style:parent-style-name="Standard">
      <style:text-properties style:font-name="Times New Roman" officeooo:rsid="0015a57f" officeooo:paragraph-rsid="0015a57f"/>
    </style:style>
    <style:style style:name="P48" style:family="paragraph" style:parent-style-name="Standard">
      <style:text-properties style:font-name="Times New Roman" officeooo:rsid="001b6b63" officeooo:paragraph-rsid="001b6b63"/>
    </style:style>
    <style:style style:name="P49" style:family="paragraph" style:parent-style-name="Standard">
      <style:text-properties style:font-name="Times New Roman" fo:font-weight="normal" officeooo:paragraph-rsid="0013ed2c" fo:background-color="transparent" style:font-weight-asian="normal" style:font-weight-complex="normal"/>
    </style:style>
    <style:style style:name="P50" style:family="paragraph" style:parent-style-name="Standard">
      <style:text-properties style:font-name="Times New Roman" fo:font-weight="normal" officeooo:rsid="0022d0dd" officeooo:paragraph-rsid="0013ed2c" fo:background-color="transparent" style:font-weight-asian="normal" style:font-weight-complex="normal"/>
    </style:style>
    <style:style style:name="P51" style:family="paragraph" style:parent-style-name="Standard">
      <style:text-properties style:font-name="Times New Roman" fo:font-weight="normal" officeooo:rsid="0022d0dd" officeooo:paragraph-rsid="0022d0dd" fo:background-color="transparent" style:font-weight-asian="normal" style:font-weight-complex="normal"/>
    </style:style>
    <style:style style:name="P52" style:family="paragraph" style:parent-style-name="Standard">
      <style:text-properties style:font-name="Times New Roman" officeooo:paragraph-rsid="0013ed2c" fo:background-color="transparent"/>
    </style:style>
    <style:style style:name="P53" style:family="paragraph" style:parent-style-name="Standard">
      <style:text-properties fo:color="#2a6099" style:font-name="Times New Roman" fo:font-weight="bold" officeooo:paragraph-rsid="0013ed2c" fo:background-color="transparent" style:font-weight-asian="bold" style:font-weight-complex="bold"/>
    </style:style>
    <style:style style:name="P54" style:family="paragraph" style:parent-style-name="Standard">
      <style:text-properties fo:color="#55308d" style:font-name="Times New Roman" style:text-underline-style="solid" style:text-underline-width="auto" style:text-underline-color="font-color" fo:font-weight="normal" officeooo:paragraph-rsid="0013ed2c" fo:background-color="transparent" style:font-weight-asian="normal" style:font-weight-complex="normal"/>
    </style:style>
    <style:style style:name="P55" style:family="paragraph" style:parent-style-name="Standard">
      <style:text-properties fo:color="#55308d" style:font-name="Times New Roman" style:text-underline-style="none" fo:font-weight="normal" officeooo:rsid="00123777" officeooo:paragraph-rsid="0013ed2c" fo:background-color="transparent" style:font-weight-asian="normal" style:font-weight-complex="normal"/>
    </style:style>
    <style:style style:name="P56" style:family="paragraph" style:parent-style-name="Standard">
      <style:text-properties fo:color="#55308d" style:font-name="Times New Roman" style:text-underline-style="none" fo:font-weight="normal" officeooo:paragraph-rsid="0013ed2c" fo:background-color="transparent" style:font-weight-asian="normal" style:font-weight-complex="normal"/>
    </style:style>
    <style:style style:name="P57" style:family="paragraph" style:parent-style-name="Standard">
      <style:text-properties officeooo:paragraph-rsid="0013ed2c"/>
    </style:style>
    <style:style style:name="P58" style:family="paragraph" style:parent-style-name="Standard">
      <style:text-properties officeooo:rsid="00002463" officeooo:paragraph-rsid="00162655"/>
    </style:style>
    <style:style style:name="P59" style:family="paragraph" style:parent-style-name="Standard">
      <style:text-properties fo:color="#000000" style:font-name="Times New Roman" style:text-underline-style="none" fo:font-weight="normal" officeooo:rsid="00123777" officeooo:paragraph-rsid="0013ed2c" fo:background-color="transparent" style:font-weight-asian="normal" style:font-weight-complex="normal"/>
    </style:style>
    <style:style style:name="P60" style:family="paragraph" style:parent-style-name="Standard">
      <style:text-properties officeooo:paragraph-rsid="0015a57f"/>
    </style:style>
    <style:style style:name="P61" style:family="paragraph" style:parent-style-name="Standard">
      <style:text-properties officeooo:rsid="001b6b63" officeooo:paragraph-rsid="001b6b63"/>
    </style:style>
    <style:style style:name="P62" style:family="paragraph" style:parent-style-name="Standard">
      <style:text-properties officeooo:paragraph-rsid="0025c048"/>
    </style:style>
    <style:style style:name="P63" style:family="paragraph" style:parent-style-name="Normal">
      <style:text-properties style:font-name="Times New Roman" officeooo:paragraph-rsid="0015a57f"/>
    </style:style>
    <style:style style:name="P64" style:family="paragraph" style:parent-style-name="Normal">
      <style:text-properties officeooo:rsid="00162655" officeooo:paragraph-rsid="00162655"/>
    </style:style>
    <style:style style:name="P65" style:family="paragraph" style:parent-style-name="Normal">
      <style:text-properties fo:color="#158466" style:font-name="Times New Roman" fo:font-weight="bold" officeooo:rsid="0018403b" officeooo:paragraph-rsid="0013ed2c" fo:background-color="transparent" style:font-weight-asian="bold" style:font-weight-complex="bold"/>
    </style:style>
    <style:style style:name="P66" style:family="paragraph" style:parent-style-name="Normal">
      <style:text-properties fo:font-weight="bold" officeooo:rsid="00207948" officeooo:paragraph-rsid="00207948" style:font-weight-asian="bold" style:font-weight-complex="bold"/>
    </style:style>
    <style:style style:name="P67" style:family="paragraph" style:parent-style-name="Text_20_body">
      <style:text-properties fo:font-weight="bold" officeooo:rsid="0014c3da" officeooo:paragraph-rsid="001b6b63" style:font-weight-asian="bold" style:font-weight-complex="bold"/>
    </style:style>
    <style:style style:name="P68" style:family="paragraph" style:parent-style-name="Text_20_body">
      <style:text-properties fo:font-weight="bold" officeooo:rsid="0021c89d" officeooo:paragraph-rsid="0021c89d" style:font-weight-asian="bold" style:font-weight-complex="bold"/>
    </style:style>
    <style:style style:name="P69" style:family="paragraph" style:parent-style-name="Text_20_body">
      <style:text-properties fo:font-weight="bold" officeooo:paragraph-rsid="002698e4" style:font-weight-asian="bold" style:font-weight-complex="bold"/>
    </style:style>
    <style:style style:name="P70" style:family="paragraph" style:parent-style-name="Text_20_body">
      <style:text-properties fo:font-weight="normal" officeooo:rsid="001556fa" officeooo:paragraph-rsid="002698e4" style:font-weight-asian="normal" style:font-weight-complex="normal"/>
    </style:style>
    <style:style style:name="P71" style:family="paragraph" style:parent-style-name="Text_20_body">
      <style:text-properties fo:font-weight="normal" officeooo:rsid="0014c3da" officeooo:paragraph-rsid="001b6b63" style:font-weight-asian="normal" style:font-weight-complex="normal"/>
    </style:style>
    <style:style style:name="P72" style:family="paragraph" style:parent-style-name="Text_20_body">
      <style:text-properties fo:font-weight="normal" officeooo:rsid="0021c89d" officeooo:paragraph-rsid="0021c89d" style:font-weight-asian="normal" style:font-weight-complex="normal"/>
    </style:style>
    <style:style style:name="P73" style:family="paragraph" style:parent-style-name="Text_20_body">
      <style:text-properties fo:font-weight="normal" officeooo:paragraph-rsid="0013ed2c" style:font-weight-asian="normal" style:font-weight-complex="normal"/>
    </style:style>
    <style:style style:name="P74" style:family="paragraph" style:parent-style-name="Text_20_body">
      <style:text-properties officeooo:paragraph-rsid="0016c6d4"/>
    </style:style>
    <style:style style:name="P75" style:family="paragraph" style:parent-style-name="Text_20_body">
      <style:paragraph-properties fo:text-align="justify" style:justify-single-word="false"/>
      <style:text-properties fo:font-variant="normal" fo:text-transform="none" fo:color="#bc052d" style:font-name="CartaNovaTexte" fo:font-size="12pt" fo:letter-spacing="normal" fo:font-style="normal" fo:font-weight="normal" officeooo:paragraph-rsid="0014736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font-variant="normal" fo:text-transform="none" fo:color="#bc052d" style:font-name="CartaNovaTexte" fo:font-size="12pt" fo:letter-spacing="normal" fo:font-style="normal" fo:font-weight="normal" officeooo:paragraph-rsid="0014736a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>
      <style:text-properties officeooo:paragraph-rsid="001b6b63"/>
    </style:style>
    <style:style style:name="P78" style:family="paragraph" style:parent-style-name="Text_20_body">
      <style:paragraph-properties fo:text-align="justify" style:justify-single-word="false"/>
      <style:text-properties fo:font-size="12pt" fo:font-weight="normal" officeooo:paragraph-rsid="001b6b63" style:font-weight-asian="normal" style:font-weight-complex="normal"/>
    </style:style>
    <style:style style:name="P79" style:family="paragraph" style:parent-style-name="Text_20_body">
      <style:text-properties fo:font-style="normal" officeooo:paragraph-rsid="001b6b63" style:font-style-asian="normal" style:font-style-complex="normal"/>
    </style:style>
    <style:style style:name="P80" style:family="paragraph" style:parent-style-name="Text_20_body">
      <style:text-properties officeooo:paragraph-rsid="0021c89d"/>
    </style:style>
    <style:style style:name="P81" style:family="paragraph" style:parent-style-name="Text_20_body">
      <style:text-properties officeooo:rsid="0021c89d" officeooo:paragraph-rsid="0021c89d"/>
    </style:style>
    <style:style style:name="P82" style:family="paragraph" style:parent-style-name="Text_20_body">
      <style:paragraph-properties fo:text-align="justify" style:justify-single-word="false"/>
      <style:text-properties style:use-window-font-color="true" style:font-name="Times New Roman" fo:language="en" fo:country="US" fo:font-style="normal" style:text-underline-style="solid" style:text-underline-width="auto" style:text-underline-color="font-color" fo:font-weight="normal" officeooo:rsid="002698e4" officeooo:paragraph-rsid="002698e4" fo:background-color="#ffff00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color="#158466" style:font-name="Times New Roman" style:text-underline-style="none" fo:font-weight="bold" officeooo:rsid="000886e7" officeooo:paragraph-rsid="0021c89d" style:font-weight-asian="bold" style:font-weight-complex="bold"/>
    </style:style>
    <style:style style:name="P84" style:family="paragraph" style:parent-style-name="Text_20_body">
      <style:text-properties officeooo:paragraph-rsid="002698e4"/>
    </style:style>
    <style:style style:name="P85" style:family="paragraph" style:parent-style-name="_3c_p_3e_">
      <style:paragraph-properties fo:margin-left="0cm" fo:margin-right="0cm" fo:text-indent="0cm" style:auto-text-indent="false"/>
      <style:text-properties style:font-name="Times New Roman" officeooo:paragraph-rsid="0015a57f"/>
    </style:style>
    <style:style style:name="P8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paragraph-rsid="001b6b63" fo:background-color="transparent" style:font-weight-asian="normal" style:font-weight-complex="normal"/>
    </style:style>
    <style:style style:name="P87" style:family="paragraph" style:parent-style-name="_3c_term_3e_">
      <style:text-properties style:font-name="Times New Roman" officeooo:paragraph-rsid="0015a57f"/>
    </style:style>
    <style:style style:name="P88" style:family="paragraph" style:parent-style-name="Table_20_Contents">
      <style:text-properties style:font-name="Times New Roman" officeooo:paragraph-rsid="0015a57f"/>
    </style:style>
    <style:style style:name="P89" style:family="paragraph" style:parent-style-name="Table_20_Contents">
      <style:text-properties style:font-name="Times New Roman" officeooo:rsid="00162655" officeooo:paragraph-rsid="00162655"/>
    </style:style>
    <style:style style:name="P90" style:family="paragraph" style:parent-style-name="Table_20_Contents">
      <style:text-properties style:font-name="Times New Roman" fo:font-weight="bold" officeooo:rsid="00162655" officeooo:paragraph-rsid="00162655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weight="bold" officeooo:rsid="00162655" officeooo:paragraph-rsid="00162655" style:font-weight-asian="bold" style:font-weight-complex="bold"/>
    </style:style>
    <style:style style:name="P92" style:family="paragraph" style:parent-style-name="Table_20_Contents">
      <style:text-properties style:font-name="Times New Roman" officeooo:rsid="001fbe68" officeooo:paragraph-rsid="001fbe68"/>
    </style:style>
    <style:style style:name="P93" style:family="paragraph" style:parent-style-name="_3c_l_3e_">
      <style:text-properties style:font-name="Times New Roman" officeooo:paragraph-rsid="0015a57f"/>
    </style:style>
    <style:style style:name="P94" style:family="paragraph" style:parent-style-name="_3c_speaker_3e_">
      <style:text-properties style:font-name="Times New Roman" officeooo:paragraph-rsid="0015a57f"/>
    </style:style>
    <style:style style:name="P95" style:family="paragraph" style:parent-style-name="_3c_speaker_3e_">
      <style:text-properties style:font-name="Times New Roman" officeooo:rsid="001fbe68" officeooo:paragraph-rsid="001fbe68"/>
    </style:style>
    <style:style style:name="P96" style:family="paragraph" style:parent-style-name="_3c_Pagedetitre_5f_adbib_3e_">
      <style:text-properties officeooo:paragraph-rsid="0021c89d"/>
    </style:style>
    <style:style style:name="P97" style:family="paragraph" style:parent-style-name="Standard" style:list-style-name="L4">
      <style:text-properties style:use-window-font-color="true" style:font-name="Times New Roman" fo:font-weight="bold" officeooo:rsid="0022d0dd" officeooo:paragraph-rsid="0022d0dd" fo:background-color="transparent" style:font-weight-asian="bold" style:font-weight-complex="bold"/>
    </style:style>
    <style:style style:name="P98" style:family="paragraph" style:parent-style-name="Standard" style:list-style-name="L7">
      <style:text-properties style:use-window-font-color="true" style:font-name="Times New Roman" fo:font-weight="bold" officeooo:rsid="0015a57f" officeooo:paragraph-rsid="0013ed2c" fo:background-color="transparent" style:font-weight-asian="bold" style:font-weight-complex="bold"/>
    </style:style>
    <style:style style:name="P99" style:family="paragraph" style:parent-style-name="Standard" style:list-style-name="L8">
      <style:text-properties style:use-window-font-color="true" style:font-name="Times New Roman" fo:font-weight="bold" officeooo:rsid="0015a57f" officeooo:paragraph-rsid="0013ed2c" fo:background-color="transparent" style:font-weight-asian="bold" style:font-weight-complex="bold"/>
    </style:style>
    <style:style style:name="P100" style:family="paragraph" style:parent-style-name="Standard" style:list-style-name="L9">
      <style:text-properties style:use-window-font-color="true" style:font-name="Times New Roman" fo:font-weight="bold" officeooo:rsid="0015a57f" officeooo:paragraph-rsid="0013ed2c" fo:background-color="transparent" style:font-weight-asian="bold" style:font-weight-complex="bold"/>
    </style:style>
    <style:style style:name="P101" style:family="paragraph" style:parent-style-name="Standard" style:list-style-name="L10">
      <style:text-properties style:use-window-font-color="true" style:font-name="Times New Roman" fo:font-weight="bold" officeooo:rsid="0015a57f" officeooo:paragraph-rsid="0018403b" fo:background-color="transparent" style:font-weight-asian="bold" style:font-weight-complex="bold"/>
    </style:style>
    <style:style style:name="P102" style:family="paragraph" style:parent-style-name="Standard" style:list-style-name="L17">
      <style:paragraph-properties fo:text-align="justify" style:justify-single-word="false"/>
      <style:text-properties style:use-window-font-color="true" style:font-name="Times New Roman" fo:language="en" fo:country="US" fo:font-style="normal" style:text-underline-style="solid" style:text-underline-width="auto" style:text-underline-color="font-color" fo:font-weight="bold" officeooo:rsid="00105017" officeooo:paragraph-rsid="0015a57f" fo:background-color="#ffff00" style:font-style-asian="normal" style:font-weight-asian="bold" style:font-style-complex="normal" style:font-weight-complex="bold"/>
    </style:style>
    <style:style style:name="P103" style:family="paragraph" style:parent-style-name="Standard" style:list-style-name="L5">
      <style:text-properties style:font-name="Times New Roman" fo:font-weight="bold" officeooo:rsid="0022d0dd" officeooo:paragraph-rsid="0022d0dd" fo:background-color="transparent" style:font-weight-asian="bold" style:font-weight-complex="bold"/>
    </style:style>
    <style:style style:name="P104" style:family="paragraph" style:parent-style-name="Standard" style:list-style-name="L6">
      <style:text-properties style:font-name="Times New Roman" fo:font-weight="bold" officeooo:rsid="0022d0dd" officeooo:paragraph-rsid="0022d0dd" fo:background-color="transparent" style:font-weight-asian="bold" style:font-weight-complex="bold"/>
    </style:style>
    <style:style style:name="P105" style:family="paragraph" style:parent-style-name="Standard" style:list-style-name="L11">
      <style:text-properties fo:color="#000000" style:font-name="Times New Roman" fo:font-weight="bold" officeooo:rsid="0018403b" officeooo:paragraph-rsid="0018403b" fo:background-color="transparent" style:font-weight-asian="bold" style:font-weight-complex="bold"/>
    </style:style>
    <style:style style:name="P106" style:family="paragraph" style:parent-style-name="Standard" style:list-style-name="L15">
      <style:text-properties officeooo:paragraph-rsid="0015a57f"/>
    </style:style>
    <style:style style:name="P107" style:family="paragraph" style:parent-style-name="Standard" style:list-style-name="L16">
      <style:text-properties officeooo:paragraph-rsid="0025c048"/>
    </style:style>
    <style:style style:name="P108" style:family="paragraph" style:parent-style-name="Normal" style:list-style-name="L12">
      <style:text-properties officeooo:paragraph-rsid="0018403b"/>
    </style:style>
    <style:style style:name="P109" style:family="paragraph" style:parent-style-name="Heading_20_2">
      <style:text-properties style:font-name="Times New Roman" officeooo:paragraph-rsid="0015a57f"/>
    </style:style>
    <style:style style:name="P110" style:family="paragraph" style:parent-style-name="Heading_20_3">
      <style:text-properties style:font-name="Times New Roman" officeooo:paragraph-rsid="0015a57f"/>
    </style:style>
    <style:style style:name="P111" style:family="paragraph" style:parent-style-name="Heading_20_1">
      <style:text-properties officeooo:paragraph-rsid="0013ed2c"/>
    </style:style>
    <style:style style:name="P112" style:family="paragraph" style:parent-style-name="Heading_20_1">
      <style:text-properties fo:font-weight="normal" officeooo:paragraph-rsid="001b6b63" style:font-weight-asian="normal" style:font-weight-complex="normal"/>
    </style:style>
    <style:style style:name="P113" style:family="paragraph" style:parent-style-name="Text_20_body" style:list-style-name="L1">
      <style:text-properties officeooo:paragraph-rsid="001d25d7"/>
    </style:style>
    <style:style style:name="P114" style:family="paragraph" style:parent-style-name="Text_20_body" style:list-style-name="L1">
      <style:text-properties fo:font-weight="bold" officeooo:rsid="001d25d7" officeooo:paragraph-rsid="001d25d7" style:font-weight-asian="bold" style:font-weight-complex="bold"/>
    </style:style>
    <style:style style:name="P115" style:family="paragraph" style:parent-style-name="Text_20_body" style:list-style-name="L2">
      <style:text-properties fo:font-weight="bold" officeooo:rsid="0021c89d" officeooo:paragraph-rsid="0021c89d" style:font-weight-asian="bold" style:font-weight-complex="bold"/>
    </style:style>
    <style:style style:name="P116" style:family="paragraph" style:parent-style-name="Text_20_body" style:list-style-name="L13">
      <style:text-properties fo:font-weight="bold" officeooo:rsid="001b6b63" officeooo:paragraph-rsid="001b6b63" style:font-weight-asian="bold" style:font-weight-complex="bold"/>
    </style:style>
    <style:style style:name="P117" style:family="paragraph" style:parent-style-name="Text_20_body" style:list-style-name="L2">
      <style:text-properties style:use-window-font-color="true" style:font-name="Times New Roman" style:text-underline-style="none" fo:font-weight="bold" officeooo:rsid="000886e7" officeooo:paragraph-rsid="0021c89d" style:font-weight-asian="bold" style:font-weight-complex="bold"/>
    </style:style>
    <style:style style:name="P118" style:family="paragraph" style:parent-style-name="Text_20_body" style:list-style-name="L3">
      <style:text-properties style:use-window-font-color="true" style:font-name="Times New Roman" fo:font-weight="bold" officeooo:rsid="0021c89d" officeooo:paragraph-rsid="0021c89d" fo:background-color="transparent" style:font-weight-asian="bold" style:font-weight-complex="bold"/>
    </style:style>
    <style:style style:name="P119" style:family="paragraph" style:parent-style-name="Text_20_body" style:list-style-name="L14">
      <style:text-properties fo:font-variant="normal" fo:text-transform="none" fo:color="#000000" style:text-line-through-style="none" style:text-line-through-type="none" style:font-name="apple-system" fo:font-size="10.5pt" fo:letter-spacing="normal" fo:font-style="normal" style:text-underline-style="none" fo:font-weight="normal" officeooo:rsid="001c357b" officeooo:paragraph-rsid="001b6b63" style:text-blinking="false" fo:background-color="transparent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font-weight="bold" fo:background-color="transparent" loext:char-shading-value="0" style:font-weight-asian="bold" style:font-weight-complex="bold"/>
    </style:style>
    <style:style style:name="T3" style:family="text">
      <style:text-properties style:use-window-font-color="true" style:font-name="Times New Roman" fo:font-weight="bold" officeooo:rsid="00207948" fo:background-color="transparent" loext:char-shading-value="0" style:font-weight-asian="bold" style:font-weight-complex="bold"/>
    </style:style>
    <style:style style:name="T4" style:family="text">
      <style:text-properties style:use-window-font-color="true" style:font-name="Times New Roman" fo:font-weight="bold" officeooo:rsid="0025c048" style:font-weight-asian="bold" style:font-weight-complex="bold"/>
    </style:style>
    <style:style style:name="T5" style:family="text">
      <style:text-properties style:use-window-font-color="true" style:font-name="Times New Roman" officeooo:rsid="0025c048" style:font-weight-asian="bold" style:font-weight-complex="bold"/>
    </style:style>
    <style:style style:name="T6" style:family="text">
      <style:text-properties style:use-window-font-color="true" style:font-name="Times New Roman" fo:font-weight="normal" officeooo:rsid="0025c048" style:font-weight-asian="normal" style:font-weight-complex="normal"/>
    </style:style>
    <style:style style:name="T7" style:family="text">
      <style:text-properties style:use-window-font-color="true" officeooo:rsid="000886e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76154" style:font-weight-asian="bold" style:font-weight-complex="bold"/>
    </style:style>
    <style:style style:name="T10" style:family="text">
      <style:text-properties fo:font-weight="bold" officeooo:rsid="000886e7" style:font-weight-asian="bold" style:font-weight-complex="bold"/>
    </style:style>
    <style:style style:name="T11" style:family="text">
      <style:text-properties officeooo:rsid="0001d073"/>
    </style:style>
    <style:style style:name="T12" style:family="text">
      <style:text-properties officeooo:rsid="00076154"/>
    </style:style>
    <style:style style:name="T13" style:family="text">
      <style:text-properties officeooo:rsid="000886e7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886e7"/>
    </style:style>
    <style:style style:name="T16" style:family="text">
      <style:text-properties style:text-underline-style="solid" style:text-underline-width="auto" style:text-underline-color="font-color" officeooo:rsid="00076154"/>
    </style:style>
    <style:style style:name="T17" style:family="text">
      <style:text-properties fo:color="#e16173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weight="bold" style:font-weight-asian="bold" style:font-weight-complex="bold"/>
    </style:style>
    <style:style style:name="T20" style:family="text">
      <style:text-properties style:font-name="Times New Roman" style:font-weight-asian="bold" style:font-weight-complex="bold"/>
    </style:style>
    <style:style style:name="T21" style:family="text">
      <style:text-properties style:font-name="Times New Roman" officeooo:rsid="00162655"/>
    </style:style>
    <style:style style:name="T22" style:family="text">
      <style:text-properties style:font-name="Times New Roman" officeooo:rsid="0015a57f"/>
    </style:style>
    <style:style style:name="T23" style:family="text">
      <style:text-properties style:font-name="Times New Roman" officeooo:rsid="0020794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61b9f" style:font-weight-asian="normal" style:font-weight-complex="normal"/>
    </style:style>
    <style:style style:name="T26" style:family="text">
      <style:text-properties fo:font-weight="normal" officeooo:rsid="0015a57f" style:font-weight-asian="normal" style:font-weight-complex="normal"/>
    </style:style>
    <style:style style:name="T27" style:family="text">
      <style:text-properties fo:font-weight="normal" officeooo:rsid="0018403b" style:font-weight-asian="normal" style:font-weight-complex="normal"/>
    </style:style>
    <style:style style:name="T28" style:family="text">
      <style:text-properties fo:font-weight="normal" officeooo:rsid="0022d0dd" style:font-weight-asian="normal" style:font-weight-complex="normal"/>
    </style:style>
    <style:style style:name="T29" style:family="text">
      <style:text-properties fo:font-variant="normal" fo:text-transform="none" fo:color="#bc052d" style:font-name="CartaNovaTexte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bc052d" style:font-name="CartaNovaTexte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font-variant="normal" fo:text-transform="none" fo:color="#bc052d" style:font-name="Wingdings" fo:letter-spacing="normal" fo:font-style="normal" fo:font-weight="bold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T32" style:family="text">
      <style:text-properties fo:font-variant="normal" fo:text-transform="none" fo:color="#24292e" style:font-name="apple-system" fo:font-size="10.5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24292e" style:font-name="apple-system" fo:font-size="10.5pt" fo:letter-spacing="normal" fo:font-style="normal" fo:font-weight="normal" officeooo:rsid="0014c3da" style:font-weight-asian="normal" style:font-weight-complex="normal"/>
    </style:style>
    <style:style style:name="T34" style:family="text">
      <style:text-properties fo:font-variant="normal" fo:text-transform="none" fo:color="#24292e" style:font-name="apple-system" fo:font-size="10.5pt" fo:letter-spacing="normal" fo:font-style="normal" fo:font-weight="normal" officeooo:rsid="001b6b63" style:font-weight-asian="normal" style:font-weight-complex="normal"/>
    </style:style>
    <style:style style:name="T35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6" style:family="text">
      <style:text-properties officeooo:rsid="0015a57f"/>
    </style:style>
    <style:style style:name="T37" style:family="text">
      <style:text-properties officeooo:rsid="00162655"/>
    </style:style>
    <style:style style:name="T38" style:family="text">
      <style:text-properties officeooo:rsid="0016c6d4"/>
    </style:style>
    <style:style style:name="T39" style:family="text">
      <style:text-properties officeooo:rsid="0018403b"/>
    </style:style>
    <style:style style:name="T40" style:family="text">
      <style:text-properties officeooo:rsid="0019b84b"/>
    </style:style>
    <style:style style:name="T41" style:family="text">
      <style:text-properties officeooo:rsid="001b6b63"/>
    </style:style>
    <style:style style:name="T42" style:family="text">
      <style:text-properties officeooo:rsid="001d25d7"/>
    </style:style>
    <style:style style:name="T43" style:family="text">
      <style:text-properties officeooo:rsid="001f81eb"/>
    </style:style>
    <style:style style:name="T44" style:family="text">
      <style:text-properties officeooo:rsid="001fbe68"/>
    </style:style>
    <style:style style:name="T45" style:family="text">
      <style:text-properties fo:color="#000000" style:font-name="Times New Roman" fo:font-weight="bold" officeooo:rsid="0018403b" style:font-weight-asian="bold" style:font-weight-complex="bold"/>
    </style:style>
    <style:style style:name="T46" style:family="text">
      <style:text-properties fo:color="#000000" style:font-name="Times New Roman" fo:font-weight="bold" officeooo:rsid="001b6b63" style:font-weight-asian="bold" style:font-weight-complex="bold"/>
    </style:style>
    <style:style style:name="T47" style:family="text">
      <style:text-properties fo:color="#000000" style:font-name="Times New Roman" fo:font-weight="bold" officeooo:rsid="0015a57f" style:font-weight-asian="bold" style:font-weight-complex="bold"/>
    </style:style>
    <style:style style:name="T48" style:family="text">
      <style:text-properties officeooo:rsid="0021c89d"/>
    </style:style>
    <style:style style:name="T49" style:family="text">
      <style:text-properties officeooo:rsid="0022d0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rojet Facéties (2019)</text:p>
      <text:p text:style-name="P33">Guide des styles</text:p>
      <text:p text:style-name="P34"/>
      <text:h text:style-name="P111" text:outline-level="1"/>
      <text:p text:style-name="P73"/>
      <text:p text:style-name="P76"/>
      <text:p text:style-name="P76"/>
      <text:h text:style-name="P112" text:outline-level="1"/>
      <text:p text:style-name="P79">on copie-colle le lien vers l'image en ligne. </text:p>
      <text:p text:style-name="P79"/>
      <text:p text:style-name="P78"><text:span text:style-name="T31"> </text:span><text:span text:style-name="T29">Pour l'instant, il n'y a pas d'image en ligne : inscrire dans la zone le n° de l'image correspondante : 00001, 00002, </text:span><text:span text:style-name="T30">etc</text:span><text:span text:style-name="T29"> (c'est une partie du nom du fichier image, ou, sur les fichiers pdf, le numéro de la vue correspondante).</text:span></text:p>
      <text:p text:style-name="P75"/>
      <text:p text:style-name="P3"/>
      <text:p text:style-name="P39">II. Stylage du document</text:p>
      <text:p text:style-name="P41"/>
      <text:p text:style-name="P53"><text:span text:style-name="T15">1</text:span><text:span text:style-name="T14">. </text:span><text:span text:style-name="T16">P</text:span><text:span text:style-name="T14">our les </text:span><text:span text:style-name="T15">titres</text:span></text:p>
      <text:p text:style-name="P14"/>
      <text:p text:style-name="P41"><text:tab/><text:span text:style-name="T17">a. Pour le frontispice</text:span></text:p>
      <text:p text:style-name="P42"/>
      <text:p text:style-name="P57"><text:span text:style-name="T18">→ insérer la balise ouvrante </text:span><text:span text:style-name="T19">&lt;front&gt;</text:span><text:span text:style-name="T18"> au début de la page de garde, et la balise fermante </text:span><text:span text:style-name="T20">&lt;/front&gt;</text:span><text:span text:style-name="T19"> </text:span><text:span text:style-name="T18">en fin de page pour permettre la hiérarchisation des parties traités dans les transformations XSLT (T3). Ne pas lui apposer un style (</text:span><text:span text:style-name="T19">style paragraphe : Normal</text:span><text:span text:style-name="T18">, </text:span><text:span text:style-name="T19">style caractère : Standard</text:span><text:span text:style-name="T18">)</text:span></text:p>
      <text:p text:style-name="P42"/>
      <text:p text:style-name="P35"/>
      <text:h text:style-name="P111" text:outline-level="1"/>
      <text:p text:style-name="P96">Adresse bibliographique : &lt;Pagedetitre_adbib&gt; </text:p>
      <text:p text:style-name="P80">Il faudra certainement configurer l’alignement ou centrement du texte, l’espacement avant/après (éviter les sauts de paragraphe manuels), la police et la casse.</text:p>
      <text:p text:style-name="P80"/>
      <text:list xml:id="list2092793295" text:style-name="L1">
        <text:list-item>
          <text:p text:style-name="P114">Les titres</text:p>
          <text:p text:style-name="P113"/>
        </text:list-item>
      </text:list>
      <text:p text:style-name="P74">- <text:span text:style-name="T38">mettre les majuscules, les petites majuscules ou les passages en italiques dans le style correspondante</text:span></text:p>
      <text:p text:style-name="P74">- <text:span text:style-name="T42">faire attention au passages à la ligne à l’intérieur d’un mème style (saut de ligne maj+entrée)</text:span></text:p>
      <text:p text:style-name="P80">- <text:span text:style-name="T43">conserver la hiérarchie du document : Titre principal &gt; Titre 1 [titre des narrations] &gt; Titre 2</text:span></text:p>
      <text:p text:style-name="P68"/>
      <text:p text:style-name="P68"/>
      <text:list xml:id="list599148088" text:style-name="L2">
        <text:list-item>
          <text:p text:style-name="P115"><text:soft-page-break/>Titre principal du recueil (premier niveau)</text:p>
        </text:list-item>
      </text:list>
      <text:p text:style-name="P72"/>
      <text:p text:style-name="P72">- concerne le titre du recueil, présent sur la page de garde</text:p>
      <text:p text:style-name="P72">→ doit être balisé en style de paragraphe front_main</text:p>
      <text:p text:style-name="P68"/>
      <text:list xml:id="list103456086455665" text:continue-numbering="true" text:style-name="L2">
        <text:list-item>
          <text:p text:style-name="P115">Sous-titre du recueil (premier niveau)</text:p>
        </text:list-item>
      </text:list>
      <text:p text:style-name="P68"/>
      <text:p text:style-name="P72">- concerne le sous-titre du recueil, sur la page de garde</text:p>
      <text:p text:style-name="P72">→ doit être balisé en style paragraphe front_sub</text:p>
      <text:p text:style-name="P68"/>
      <text:list xml:id="list103457446991897" text:continue-numbering="true" text:style-name="L2">
        <text:list-item>
          <text:p text:style-name="P115">Titre de nouvelle (deuxième niveau)</text:p>
        </text:list-item>
      </text:list>
      <text:p text:style-name="P68"/>
      <text:p text:style-name="P80">- <text:span text:style-name="T48">concerne les différentes titres de nouvelles présents dans le recueil</text:span></text:p>
      <text:p text:style-name="P80">→<text:span text:style-name="T48"> doit être balisé comme Titre 2</text:span></text:p>
      <text:p text:style-name="P80">→<text:span text:style-name="T48"> configurer le style « Titre 1 » en fonction du volume : </text:span></text:p>
      <text:p text:style-name="P80">- <text:span text:style-name="T48">si tous les titres de nouvelles sont centrés : sélectionner « centrer le texte » dans la configuration du style</text:span></text:p>
      <text:p text:style-name="P72">- si certains titres de nouvelles sont centrés et d’autres non : sélectionner « centrer le texte » manuellement pour ces titres</text:p>
      <text:p text:style-name="P72"/>
      <text:list xml:id="list103456869603834" text:continue-numbering="true" text:style-name="L2">
        <text:list-item>
          <text:p text:style-name="P117">Numéro de nouvelle de nouvelle (troisième niveau)</text:p>
        </text:list-item>
      </text:list>
      <text:p text:style-name="P74"/>
      <text:p text:style-name="P81">- concerne les numéro de nouvelles parfois inscrits en dessous des titres de nouvelles</text:p>
      <text:p text:style-name="P81">→ doit être balisé en style paragraphe Titre 3</text:p>
      <text:p text:style-name="P83"/>
      <text:list xml:id="list2449035875" text:style-name="L3">
        <text:list-item>
          <text:p text:style-name="P118">Corps du texte <text:span text:style-name="T49">(en vers ou en prose)</text:span></text:p>
        </text:list-item>
      </text:list>
      <text:p text:style-name="P14"/>
      <text:p text:style-name="P49"><text:span text:style-name="T1">→ Les vers sont à baliser avec </text:span><text:span text:style-name="T7">&lt;l&gt;</text:span></text:p>
      <text:p text:style-name="P24">→ Le texte sera alors à baliser en &lt;p&gt;</text:p>
      <text:p text:style-name="P24"/>
      <text:list xml:id="list3055764772" text:style-name="L4">
        <text:list-item>
          <text:p text:style-name="P97">le header</text:p>
        </text:list-item>
      </text:list>
      <text:p text:style-name="P27"/>
      <text:p text:style-name="P27">- <text:span text:style-name="T49">concerne les informations relatives au texte données avant qu’il ne commence (auteur, titre, etc. )</text:span></text:p>
      <text:p text:style-name="P27">→<text:span text:style-name="T49"> voir « faceties_cahier des_charges_2019)</text:span></text:p>
      <text:p text:style-name="P36"/>
      <text:p text:style-name="P52">→ <text:span text:style-name="T49">doit être balisé</text:span> ave<text:span text:style-name="T24">c le style para</text:span><text:span text:style-name="T28">g</text:span><text:span text:style-name="T24">raphe &lt;term&gt; </text:span><text:span text:style-name="T28">en faisant attention aux espaces insécables</text:span></text:p>
      <text:p text:style-name="P50"/>
      <text:list xml:id="list25022754" text:style-name="L5">
        <text:list-item>
          <text:p text:style-name="P103">le(s) locuteur(s)</text:p>
        </text:list-item>
      </text:list>
      <text:p text:style-name="P51"/>
      <text:p text:style-name="P51">- concerne l’un ou plusieurs locuteurs dans le texte qui prennent clairement la parole (souvent utilisé dans le théâtre)</text:p>
      <text:p text:style-name="P51">- ne s’applique, dans ce corpus, qu’au texte en vers</text:p>
      <text:p text:style-name="P51"><text:soft-page-break/>- à ne pas confondre avec les dialogue et les prises de paroles directes dans les texte en prose</text:p>
      <text:p text:style-name="P51">- doit être balisé en style paragraphe &lt;speaker&gt;</text:p>
      <text:p text:style-name="P51"/>
      <text:list xml:id="list3639569950" text:style-name="L6">
        <text:list-item>
          <text:p text:style-name="P104">Les illustrations</text:p>
        </text:list-item>
      </text:list>
      <text:p text:style-name="P28"/>
      <text:p text:style-name="P27">- <text:span text:style-name="T49">concerne toutes les images présentes dans le texte</text:span></text:p>
      <text:p text:style-name="P27">- <text:span text:style-name="T49">à la place, inscrire la balise &lt;figure&gt; (style paragraphe)</text:span></text:p>
      <text:p text:style-name="P27"/>
      <text:p text:style-name="P37"/>
      <text:p text:style-name="P54"><text:span text:style-name="T10">II</text:span><text:span text:style-name="T9">. </text:span><text:span text:style-name="T8">Les styles de caractères</text:span></text:p>
      <text:p text:style-name="P56"/>
      <text:p text:style-name="P55"/>
      <text:p text:style-name="P6"/>
      <text:p text:style-name="P40"><text:span text:style-name="T13">1. </text:span>Les coquilles – <text:span text:style-name="T44">interventions éditoriales</text:span></text:p>
      <text:p text:style-name="P40"/>
      <text:p text:style-name="P59">Nous ne corrigerons que les erreurs manifestes, les coquilles de l’imprimeur, et non l’orthographe, parfois changeante des mots.</text:p>
      <text:p text:style-name="P40"/>
      <text:p text:style-name="P6"/>
      <text:list xml:id="list3650910159" text:style-name="L7">
        <text:list-item>
          <text:p text:style-name="P98">typo_orig</text:p>
        </text:list-item>
      </text:list>
      <text:p text:style-name="P14"/>
      <text:p text:style-name="P20">- <text:span text:style-name="T39">concerne ce que nous jugeons être une erreur typographique, de l’imprimeur, dans le texte original</text:span></text:p>
      <text:p text:style-name="P22">(surtout des suppressions) </text:p>
      <text:p text:style-name="P14">- <text:span text:style-name="T39">peut concerne une ou plusieurs lettres</text:span></text:p>
      <text:p text:style-name="P14">- <text:span text:style-name="T39">peut s’utiliser seul</text:span></text:p>
      <text:p text:style-name="P14">- <text:span text:style-name="T39">ce qui est stylé en « typo_orig » ne figurera que dans la version fac-similaire et sera supprimer dans la version normalisée</text:span></text:p>
      <text:p text:style-name="P14"/>
      <text:p text:style-name="P11">exemple :</text:p>
      <text:p text:style-name="P21"/>
      <text:p text:style-name="P21">Holllande → Holl<text:span text:style-name="typo_5f_orig">l</text:span>ande (fac-similaire) / Hollande (normalisée)</text:p>
      <text:p text:style-name="P26"/>
      <text:list xml:id="list1527078316" text:style-name="L8">
        <text:list-item>
          <text:p text:style-name="P99">typo_reg</text:p>
        </text:list-item>
      </text:list>
      <text:p text:style-name="P9"/>
      <text:p text:style-name="P17">- <text:span text:style-name="T39">concerne ce qui nous jugeons devoir rajouter pour corriger une erreur typographique dans le texte original (surtout des ajouts)</text:span></text:p>
      <text:p text:style-name="P17">- <text:span text:style-name="T39">peut concerner une ou plusieurs lettres</text:span></text:p>
      <text:p text:style-name="P17">- <text:span text:style-name="T39">peut s’utiliser seul</text:span></text:p>
      <text:p text:style-name="P17">- <text:span text:style-name="T39">ce qui est stylé en « typo_reg » ne figurera que dans la version normalisée et pas dans la fac-similaire</text:span></text:p>
      <text:p text:style-name="P17"/>
      <text:list xml:id="list935116377" text:style-name="L9">
        <text:list-item>
          <text:p text:style-name="P100">&lt;damage&gt;</text:p>
        </text:list-item>
      </text:list>
      <text:p text:style-name="P25"/>
      <text:p text:style-name="P10"><text:span text:style-name="T25">- </text:span><text:span text:style-name="T26">concerne les lettres </text:span><text:span text:style-name="T27">ou passages qui ont été altérés dans le manuscrite témoin sur lequel nous travaillons qui seront restitués</text:span></text:p>
      <text:p text:style-name="P6"><text:span text:style-name="T26">- </text:span><text:span text:style-name="T27">concerne une ou plusieurs lettres</text:span></text:p>
      <text:p text:style-name="P23">- sera présent dans les deux versions</text:p>
      <text:p text:style-name="P15"/>
      <text:p text:style-name="P14"/>
      <text:p text:style-name="P38"><text:span text:style-name="T12">b. P</text:span>articularités typographiques</text:p>
      <text:p text:style-name="P12"/>
      <text:p text:style-name="P12"/>
      <text:list xml:id="list824374713" text:style-name="L10">
        <text:list-item>
          <text:p text:style-name="P101"><text:soft-page-break/>style_uc</text:p>
        </text:list-item>
      </text:list>
      <text:p text:style-name="P4"/>
      <text:p text:style-name="P18">- concerne les lettres ou passages écrits <text:span text:style-name="T40">(surtout les titres)</text:span>, dans le manuscrit d’origine, en majuscules</text:p>
      <text:p text:style-name="P16">→<text:span text:style-name="T40"> à ba</text:span>liser en minuscule (retaper le passage si nécessaire) <text:span text:style-name="T40">notamment si le passage comporte d’autres particularités comme des abréviations ou des lettres ramistes</text:span> : c’est le style et sa transformation en XSL qui opéreront la mise en majuscule</text:p>
      <text:p text:style-name="P12"/>
      <text:p text:style-name="P4">exemple : </text:p>
      <text:p text:style-name="P12"/>
      <text:p text:style-name="P1"><text:span text:style-name="T18">qvand → </text:span><text:span text:style-name="style_5f_uc"><text:span text:style-name="T18">qvand</text:span></text:span></text:p>
      <text:p text:style-name="P12"/>
      <text:p text:style-name="P12"/>
      <text:list xml:id="list2532097499" text:style-name="L11">
        <text:list-item>
          <text:p text:style-name="P105">style_sc</text:p>
        </text:list-item>
      </text:list>
      <text:p text:style-name="P32"/>
      <text:p text:style-name="P5"/>
      <text:p text:style-name="P18">- concerne les lettres ou passages écrits <text:span text:style-name="T40">(surtout les titres)</text:span>, dans le manuscrit d’origine, en <text:span text:style-name="T40">petites </text:span>majuscules</text:p>
      <text:p text:style-name="P18">→<text:span text:style-name="T40"> à ba</text:span>liser en minuscule (retaper le passage si nécessaire) <text:span text:style-name="T40">notamment si le passage comporte d’autres particularités comme des abréviations ou des lettres ramistes</text:span> : c’est le style et sa transformation en XSL qui opéreront la mise en majuscule</text:p>
      <text:p text:style-name="P12"/>
      <text:p text:style-name="P1"><text:span text:style-name="T18">qvand → </text:span><text:span text:style-name="style_5f_sc"><text:span text:style-name="T18">qvand</text:span></text:span></text:p>
      <text:p text:style-name="P1"><text:span text:style-name="style_5f_sc"><text:span text:style-name="T18"/></text:span></text:p>
      <text:p text:style-name="P12"/>
      <text:list xml:id="list3360715006" text:style-name="L12">
        <text:list-item>
          <text:p text:style-name="P108"><text:span text:style-name="Police_20_par_20_défaut"><text:span text:style-name="T45">style_i</text:span></text:span></text:p>
        </text:list-item>
      </text:list>
      <text:p text:style-name="P65"/>
      <text:p text:style-name="P5"/>
      <text:p text:style-name="P18">- concerne les lettres ou passages écrits <text:span text:style-name="T40">(surtout les adresses aux personnages)</text:span>, dans le manuscrit d’origine, en <text:span text:style-name="T40">italique</text:span></text:p>
      <text:p text:style-name="P13"><text:span text:style-name="T36">→ à baliser en minuscule (retaper le passage si nécessaire) notamment si le passage comporte d’autres particularités comme des abréviations ou des lettres ramistes : c’est le style et sa transformation en XSL qui opéreront la mise en majuscule</text:span> </text:p>
      <text:p text:style-name="P1"><text:span text:style-name="Police_20_par_20_défaut"><text:span text:style-name="T18"/></text:span></text:p>
      <text:p text:style-name="P2"><text:span text:style-name="Police_20_par_20_défaut"><text:span text:style-name="T18">exemple : </text:span></text:span></text:p>
      <text:p text:style-name="P1"><text:span text:style-name="Police_20_par_20_défaut"><text:span text:style-name="T18"/></text:span></text:p>
      <text:p text:style-name="P1"><text:span text:style-name="Police_20_par_20_défaut"><text:span text:style-name="T18">qvand → </text:span></text:span><text:span text:style-name="style_5f_i"><text:span text:style-name="T18">qvand</text:span></text:span></text:p>
      <text:p text:style-name="P14"/>
      <text:p text:style-name="P14"/>
      <text:list xml:id="list1577730185" text:style-name="L13">
        <text:list-item>
          <text:p text:style-name="P116">foreign_ita, foreign_lat, foreign_frm</text:p>
        </text:list-item>
      </text:list>
      <text:p text:style-name="P67"/>
      <text:p text:style-name="P71">- <text:span text:style-name="T41">concerne un </text:span>mot ou expression, <text:span text:style-name="T41">segments en langue étrangère, soit </text:span>qui appartiennent à une langue différente de celle du contexte du document à relire</text:p>
      <text:p text:style-name="P77"><text:span text:style-name="T33">→</text:span><text:span text:style-name="T34"> </text:span><text:span text:style-name="T32">utilisation de la norme ISO 639-2B : </text:span><text:a xlink:type="simple" xlink:href="https://www.loc.gov/standards/iso639-2/php/code_list.php" text:style-name="Internet_20_link" text:visited-style-name="Visited_20_Internet_20_Link"><text:span text:style-name="T35">https://www.loc.gov/standards/iso639-2/php/code_list.php</text:span></text:a></text:p>
      <text:list xml:id="list1430949712" text:style-name="L14">
        <text:list-item>
          <text:p text:style-name="P119">italien : ita</text:p>
        </text:list-item>
        <text:list-item>
          <text:p text:style-name="P119">latin : lat</text:p>
        </text:list-item>
        <text:list-item>
          <text:p text:style-name="P119">moyen-français : frm</text:p>
        </text:list-item>
      </text:list>
      <text:p text:style-name="P86"/>
      <text:p text:style-name="P14"/>
      <text:list xml:id="list2718507539" text:style-name="L15">
        <text:list-item>
          <text:p text:style-name="P106"><text:soft-page-break/><text:span text:style-name="T22"><text:s/></text:span><text:span text:style-name="T46">l</text:span><text:span text:style-name="T47">ettrine</text:span><text:span text:style-name="T46">2, lettrine3, lettrine4, ...</text:span></text:p>
        </text:list-item>
      </text:list>
      <text:p text:style-name="P47"/>
      <text:p text:style-name="P48">- concerne les différentes tailles de lettrines en début de nouvelles</text:p>
      <text:p text:style-name="P61"><text:span text:style-name="T18">- le numéro compris dans le balisage du caractère indique sur combien de ligne court la lettrine </text:span><text:span text:style-name="T23">(de deux lignes à neuf)</text:span></text:p>
      <text:p text:style-name="P31"/>
      <text:list xml:id="list614500241" text:style-name="L16">
        <text:list-item>
          <text:p text:style-name="P107"><text:span text:style-name="lettrine9"><text:span text:style-name="T4">le cul de lampe</text:span></text:span></text:p>
        </text:list-item>
      </text:list>
      <text:p text:style-name="P62"><text:span text:style-name="lettrine9"><text:span text:style-name="T5"/></text:span></text:p>
      <text:p text:style-name="P62"><text:span text:style-name="lettrine9"><text:span text:style-name="T6">- concerne les passages</text:span></text:span></text:p>
      <text:p text:style-name="P62"><text:span text:style-name="lettrine9"><text:span text:style-name="T6">- doit être balisé en tant « cul_de_lampe »</text:span></text:span></text:p>
      <text:p text:style-name="P62"><text:span text:style-name="lettrine9"><text:span text:style-name="T6"/></text:span></text:p>
      <text:p text:style-name="P60"><text:span text:style-name="T3">RÉCAPITULATIF</text:span><text:span text:style-name="T2"> DES STYLES</text:span></text:p>
      <text:p text:style-name="P8"/>
      <text:p text:style-name="P7">1. STYLE PARAGRAPHE</text:p>
      <text:p text:style-name="P8"/>
      <text:p text:style-name="P8"/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8">Éléments stylés</text:p>
          </table:table-cell>
          <table:table-cell table:style-name="Tableau1.B1" office:value-type="string">
            <text:p text:style-name="P88">Style paragraphe</text:p>
          </table:table-cell>
        </table:table-row>
        <table:table-row>
          <table:table-cell table:style-name="Tableau1.A2" office:value-type="string">
            <text:p text:style-name="P88">header</text:p>
          </table:table-cell>
          <table:table-cell table:style-name="Tableau1.B2" office:value-type="string">
            <text:p text:style-name="P87">&lt;term&gt;</text:p>
          </table:table-cell>
        </table:table-row>
        <table:table-row>
          <table:table-cell table:style-name="Tableau1.A2" office:value-type="string">
            <text:p text:style-name="P63">Titre principale</text:p>
          </table:table-cell>
          <table:table-cell table:style-name="Tableau1.B2" office:value-type="string">
            <text:p text:style-name="Standard">front_main</text:p>
          </table:table-cell>
        </table:table-row>
        <table:table-row>
          <table:table-cell table:style-name="Tableau1.A2" office:value-type="string">
            <text:p text:style-name="P88">Titre secondaire</text:p>
          </table:table-cell>
          <table:table-cell table:style-name="Tableau1.B2" office:value-type="string">
            <text:p text:style-name="Standard"><text:span text:style-name="Police_20_par_20_défaut"><text:span text:style-name="T21">front_sub</text:span></text:span></text:p>
          </table:table-cell>
        </table:table-row>
        <table:table-row>
          <table:table-cell table:style-name="Tableau1.A2" office:value-type="string">
            <text:p text:style-name="P88">Titre de nouvelle</text:p>
            <text:p text:style-name="P88">(deuxième niveau)</text:p>
          </table:table-cell>
          <table:table-cell table:style-name="Tableau1.B2" office:value-type="string">
            <text:h text:style-name="P109" text:outline-level="2" text:is-list-header="true">Titre2</text:h>
          </table:table-cell>
        </table:table-row>
        <table:table-row>
          <table:table-cell table:style-name="Tableau1.A2" office:value-type="string">
            <text:p text:style-name="P88">Numéro de nouvelle</text:p>
            <text:p text:style-name="P88">(troisième niveau)</text:p>
          </table:table-cell>
          <table:table-cell table:style-name="Tableau1.B2" office:value-type="string">
            <text:h text:style-name="P110" text:outline-level="3" text:is-list-header="true">Titre3</text:h>
          </table:table-cell>
        </table:table-row>
        <table:table-row>
          <table:table-cell table:style-name="Tableau1.A2" office:value-type="string">
            <text:p text:style-name="P88">Texte en vers</text:p>
          </table:table-cell>
          <table:table-cell table:style-name="Tableau1.B2" office:value-type="string">
            <text:p text:style-name="P93">&lt;<text:span text:style-name="T11">l&gt;</text:span></text:p>
          </table:table-cell>
        </table:table-row>
        <table:table-row>
          <table:table-cell table:style-name="Tableau1.A2" office:value-type="string">
            <text:p text:style-name="P88">Texte en prose</text:p>
          </table:table-cell>
          <table:table-cell table:style-name="Tableau1.B2" office:value-type="string">
            <text:p text:style-name="P85">&lt;p&gt;</text:p>
          </table:table-cell>
        </table:table-row>
        <table:table-row>
          <table:table-cell table:style-name="Tableau1.A2" office:value-type="string">
            <text:p text:style-name="P88">Pour marquer les prises de paroles </text:p>
          </table:table-cell>
          <table:table-cell table:style-name="Tableau1.B2" office:value-type="string">
            <text:p text:style-name="P94">&lt;speaker&gt;</text:p>
          </table:table-cell>
        </table:table-row>
        <table:table-row>
          <table:table-cell table:style-name="Tableau1.A2" office:value-type="string">
            <text:p text:style-name="P92">Pour marquer la présence, à cet endroit, d’une illustration</text:p>
          </table:table-cell>
          <table:table-cell table:style-name="Tableau1.B2" office:value-type="string">
            <text:p text:style-name="P95">&lt;figure&gt;</text:p>
          </table:table-cell>
        </table:table-row>
      </table:table>
      <text:p text:style-name="P63"/>
      <text:p text:style-name="P30"/>
      <text:p text:style-name="P63">STYLE CARACTERES</text:p>
      <text:p text:style-name="P63"/>
      <text:p text:style-name="P6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8">Pour numéroter les pages ou les feuillets</text:p>
          </table:table-cell>
          <table:table-cell table:style-name="Tableau2.B1" office:value-type="string">
            <text:p text:style-name="Normal"><text:span text:style-name="_3c_pb_3e_">&lt;pb&gt;</text:span></text:p>
          </table:table-cell>
        </table:table-row>
        <table:table-row>
          <table:table-cell table:style-name="Tableau2.A2" table:number-columns-spanned="2" office:value-type="string">
            <text:p text:style-name="P91">Les styles de caractères</text:p>
          </table:table-cell>
          <table:covered-table-cell/>
        </table:table-row>
        <table:table-row>
          <table:table-cell table:style-name="Tableau2.A3" office:value-type="string">
            <text:p text:style-name="P88">Pour les <text:span text:style-name="T37">passages</text:span> en majuscules</text:p>
          </table:table-cell>
          <table:table-cell table:style-name="Tableau2.A2" office:value-type="string">
            <text:p text:style-name="Normal"><text:span text:style-name="style_5f_uc">style_uc</text:span></text:p>
          </table:table-cell>
        </table:table-row>
        <table:table-row>
          <table:table-cell table:style-name="Tableau2.A3" office:value-type="string">
            <text:p text:style-name="P88">Pour les pa<text:span text:style-name="T37">ssages</text:span> en petites majuscules</text:p>
          </table:table-cell>
          <table:table-cell table:style-name="Tableau2.A2" office:value-type="string">
            <text:p text:style-name="Normal"><text:span text:style-name="style_5f_sc">style_sc</text:span></text:p>
          </table:table-cell>
        </table:table-row>
        <table:table-row>
          <table:table-cell table:style-name="Tableau2.A3" office:value-type="string">
            <text:p text:style-name="P89">Pour les passages en italique</text:p>
          </table:table-cell>
          <table:table-cell table:style-name="Tableau2.A2" office:value-type="string">
            <text:p text:style-name="Normal"><text:span text:style-name="style_5f_i">style_i</text:span></text:p>
          </table:table-cell>
        </table:table-row>
        <table:table-row>
          <table:table-cell table:style-name="Tableau2.A2" table:number-columns-spanned="2" office:value-type="string">
            <text:p text:style-name="P90">Les coquilles typographiques</text:p>
          </table:table-cell>
          <table:covered-table-cell/>
        </table:table-row>
        <table:table-row>
          <table:table-cell table:style-name="Tableau2.A3" office:value-type="string">
            <text:p text:style-name="Normal">Pour les erreurs dans le texte (orig)</text:p>
          </table:table-cell>
          <table:table-cell table:style-name="Tableau2.A2" office:value-type="string">
            <text:p text:style-name="Normal"><text:span text:style-name="typo_5f_orig">typo_orig</text:span></text:p>
          </table:table-cell>
        </table:table-row>
        <text:soft-page-break/>
        <table:table-row>
          <table:table-cell table:style-name="Tableau2.A3" office:value-type="string">
            <text:p text:style-name="Normal">Pour les corrections</text:p>
            <text:p text:style-name="Normal">(reg)</text:p>
          </table:table-cell>
          <table:table-cell table:style-name="Tableau2.A2" office:value-type="string">
            <text:p text:style-name="Normal"><text:span text:style-name="typo_5f_reg">typo_reg</text:span></text:p>
          </table:table-cell>
        </table:table-row>
        <table:table-row>
          <table:table-cell table:style-name="Tableau2.A2" table:number-columns-spanned="2" office:value-type="string">
            <text:p text:style-name="P66">Les lettrines</text:p>
          </table:table-cell>
          <table:covered-table-cell/>
        </table:table-row>
        <table:table-row>
          <table:table-cell table:style-name="Tableau2.A3" office:value-type="string">
            <text:p text:style-name="P64">Lettrines (selon le nombre de lignes concerné<text:span text:style-name="T41">es</text:span>)</text:p>
          </table:table-cell>
          <table:table-cell table:style-name="Tableau2.A2" office:value-type="string">
            <text:p text:style-name="P58"><text:span text:style-name="lettrine2"><text:span text:style-name="T18">lettrine2</text:span></text:span></text:p>
            <text:p text:style-name="P58"><text:span text:style-name="lettrine3"><text:span text:style-name="T18">lettrine3</text:span></text:span></text:p>
            <text:p text:style-name="P58"><text:span text:style-name="lettrine4"><text:span text:style-name="T18">lettrine4</text:span></text:span></text:p>
            <text:p text:style-name="P58"><text:span text:style-name="lettrine5"><text:span text:style-name="T18">lettrine5</text:span></text:span></text:p>
            <text:p text:style-name="P58"><text:span text:style-name="lettrine6"><text:span text:style-name="T18">lettrine6</text:span></text:span></text:p>
            <text:p text:style-name="P58"><text:span text:style-name="lettrine7"><text:span text:style-name="T18">lettrine7</text:span></text:span></text:p>
            <text:p text:style-name="P58"><text:span text:style-name="lettrine8"><text:span text:style-name="T18">lettrine8</text:span></text:span></text:p>
            <text:p text:style-name="P44"><text:span text:style-name="lettrine9">lettrine9</text:span></text:p>
          </table:table-cell>
        </table:table-row>
        <table:table-row>
          <table:table-cell table:style-name="Tableau2.A3" office:value-type="string">
            <text:p text:style-name="Normal"/>
          </table:table-cell>
          <table:table-cell table:style-name="Tableau2.A2" office:value-type="string">
            <text:p text:style-name="Normal"/>
          </table:table-cell>
        </table:table-row>
      </table:table>
      <text:p text:style-name="P46"/>
      <text:p text:style-name="P46"/>
      <text:p text:style-name="P43"/>
      <text:p text:style-name="P43"/>
      <text:p text:style-name="P46"/>
      <text:p text:style-name="P45"/>
      <text:p text:style-name="P45"/>
      <text:p text:style-name="P29"/>
      <text:list xml:id="list438957344" text:style-name="L17">
        <text:list-item>
          <text:p text:style-name="P102">titre plus petit que les autres ? Avec lettrine en 2</text:p>
        </text:list-item>
      </text:list>
      <text:p text:style-name="P84"><text:span text:style-name="T8">Style</text:span> : corps de texte</text:p>
      <text:p text:style-name="P84"><text:span text:style-name="T8">Conservation des sauts de ligne</text:span>, avec un saut de paragraphe (touche entrée à chaque fin de ligne).</text:p>
      <text:p text:style-name="P69">Culs de lampe : <text:span text:style-name="T24">ils doivent être faits manuellement, à l'aide d'espaces insécables (sur </text:span>mac<text:span text:style-name="T24"> : alt+espace, sur </text:span>pc <text:span text:style-name="T24">: ctrl+maj+espace).</text:span></text:p>
      <text:p text:style-name="P69">Les espaces plus grands entre paragraphes ou entre titres et paragraphes<text:span text:style-name="T24"> devront être faits manuellement par des sauts de paragraphe (touche entrée).</text:span></text:p>
      <text:p text:style-name="P69">Les espaces significativement plus grands à l'intérieur d'une même ligne<text:span text:style-name="T24"> devront être imités par des espaces insécables.</text:span></text:p>
      <text:p text:style-name="P70">Nous ne toucherons pas aux commandes manuelles (</text:p>
      <text:p text:style-name="P69">NB <text:span text:style-name="T24">: on essaiera au plus près de confectionner le document en </text:span>le stylant<text:span text:style-name="T24">. </text:span></text:p>
      <text:p text:style-name="P69"><text:span text:style-name="T24">&gt; On évitera de toucher aux commandes manuelles (hauteur des caractères, espacements, etc.), à l’</text:span>exception de la casse (maj, petites majuscules)<text:span text:style-name="T24">, et des </text:span>procédés de soulignement (gras et italiques).</text:p>
      <text:p text:style-name="P82">&gt; Possibilité de configurer les styles pour se rapprocher de la mise en page originale (centrer ou aligner à gauche un titre par exemp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rtaNovaTexte" svg:font-family="CartaNovaTexte, serif"/>
    <style:font-face style:name="OpenSymbol" svg:font-family="OpenSymbol"/>
    <style:font-face style:name="Wingdings" svg:font-family="Wingdings"/>
    <style:font-face style:name="apple-system" svg:font-family="apple-system, BlinkMacSystemFont, 'Segoe UI', Helvetica, Arial, sans-serif, 'Apple Color Emoji', 'Segoe UI Emoji', 'Segoe UI Symbol'"/>
    <style:font-face style:name="Times New Roman1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_3c_l_3e_" style:display-name="&lt;l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ff8000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_3c_p_3e_" style:display-name="&lt;p&gt;" style:family="paragraph" style:parent-style-name="Normal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text-align="center" style:justify-single-word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none" draw:fill-color="#9999ff"/>
      <style:paragraph-properties fo:text-align="center" style:justify-single-word="false" fo:hyphenation-ladder-count="no-limit" fo:background-color="transparent" style:border-line-width-left="0.053cm 0.004cm 0.026cm" style:border-line-width-right="0.053cm 0.004cm 0.026cm" fo:padding="0.101cm" fo:border-left="2.35pt double #00a933" fo:border-right="2.35pt double #00a933" fo:border-top="none" fo:border-bottom="none"/>
      <style:text-properties fo:font-size="32pt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fo:background-color="#99ffff"/>
    </style:style>
    <style:style style:name="typo_5f_orig" style:display-name="typo_orig" style:family="text">
      <style:text-properties fo:background-color="#9900ff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style_5f_uc" style:display-name="style_uc" style:family="text">
      <style:text-properties fo:text-transform="uppercase" fo:background-color="#ffff99"/>
    </style:style>
    <style:style style:name="style_5f_sc" style:display-name="style_sc" style:family="text">
      <style:text-properties fo:font-variant="small-caps" fo:background-color="#99ffff"/>
    </style:style>
    <style:style style:name="lettrine2" style:family="text">
      <style:text-properties fo:color="#ffff00" fo:font-style="normal" fo:font-weight="bold" fo:background-color="#ffffff"/>
    </style:style>
    <style:style style:name="lettrine3" style:family="text" style:parent-style-name="Police_20_par_20_défaut">
      <style:text-properties fo:color="#ffbf00" fo:font-weight="bold" fo:background-color="#ffffff"/>
    </style:style>
    <style:style style:name="ponct_5f_orig" style:display-name="ponct_orig" style:family="text">
      <style:text-properties fo:background-color="#ff33ff"/>
    </style:style>
    <style:style style:name="ponct_5f_reg" style:display-name="ponct_reg" style:family="text" style:parent-style-name="ponct_5f_orig">
      <style:text-properties fo:background-color="#ff0066"/>
    </style:style>
    <style:style style:name="lettrine4" style:family="text" style:parent-style-name="ponct_5f_reg">
      <style:text-properties fo:color="#ff8000" fo:font-weight="bold" fo:background-color="#ffffff"/>
    </style:style>
    <style:style style:name="lettrine5" style:family="text">
      <style:text-properties fo:color="#ff4000" fo:font-weight="bold" fo:background-color="#ffffff"/>
    </style:style>
    <style:style style:name="lettrine6" style:family="text" style:parent-style-name="typo_5f_orig">
      <style:text-properties fo:color="#ff0000" fo:font-weight="bold" fo:background-color="#ffffff"/>
    </style:style>
    <style:style style:name="lettrine7" style:family="text" style:parent-style-name="lettrine5">
      <style:text-properties fo:color="#bf0041" fo:background-color="#ffffff"/>
    </style:style>
    <style:style style:name="lettrine8" style:family="text" style:parent-style-name="lettrine2">
      <style:text-properties fo:color="#800080" fo:font-weight="bold" fo:background-color="#ffffff"/>
    </style:style>
    <style:style style:name="lettrine9" style:family="text" style:parent-style-name="Police_20_par_20_défaut">
      <style:text-properties fo:color="#55308d" fo:font-weight="bold" fo:background-color="#ffffff"/>
    </style:style>
    <style:style style:name="style_5f_i" style:display-name="style_i" style:family="text">
      <style:text-properties fo:color="#55308d" fo:font-style="normal" style:text-underline-style="solid" style:text-underline-width="auto" style:text-underline-color="font-color" fo:font-weight="bold" fo:background-color="transparent" style:text-overline-style="none" style:text-ov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lang-lat_3e_" style:display-name="&lt;lang-lat&gt;" style:family="text">
      <style:text-properties fo:color="#006600" style:font-size-asian="10.5pt"/>
    </style:style>
    <style:style style:name="_3c_lang-ita_3e_" style:display-name="&lt;lang-ita&gt;" style:family="text">
      <style:text-properties fo:color="#0000cc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0:50:12.34</meta:creation-date>
    <dc:date>2019-06-20T09:41:16.408000000</dc:date>
    <meta:editing-duration>PT13H47M13S</meta:editing-duration>
    <meta:editing-cycles>29</meta:editing-cycles>
    <meta:generator>LibreOffice/6.2.4.2$Windows_X86_64 LibreOffice_project/2412653d852ce75f65fbfa83fb7e7b669a126d64</meta:generator>
    <meta:document-statistic meta:table-count="2" meta:image-count="0" meta:object-count="0" meta:page-count="6" meta:paragraph-count="152" meta:word-count="1276" meta:character-count="7707" meta:non-whitespace-character-count="6593"/>
  </office:meta>
</office:document-meta>
</file>